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0fe053" officeooo:paragraph-rsid="000fe053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0fe053" officeooo:paragraph-rsid="000fe053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1180b5" officeooo:paragraph-rsid="001180b5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8pt" fo:font-weight="normal" officeooo:rsid="001180b5" officeooo:paragraph-rsid="001180b5" style:font-size-asian="18pt" style:font-weight-asian="normal" style:font-size-complex="18pt" style:font-weight-complex="normal"/>
    </style:style>
    <style:style style:name="P5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0fe053" officeooo:paragraph-rsid="000fe053" style:font-size-asian="12pt" style:font-weight-asian="normal" style:font-size-complex="12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2pt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Deus de Detalhes</text:span><text:span text:style-name="T1"><text:tab/><text:tab/></text:span><text:span text:style-name="T2">Pr. Lucas</text:span></text:p>
      <text:p text:style-name="P2">Eu tenho um Deus</text:p>
      <text:p text:style-name="P2">Que cuida de mim em cada detalhe</text:p>
      <text:p text:style-name="P2">Eu tenho um Deus</text:p>
      <text:p text:style-name="P2">Que já fez em mim o seu milagre</text:p>
      <text:p text:style-name="P2"/>
      <text:p text:style-name="P2">Livrou-me do que eu nem cheguei a ver</text:p>
      <text:p text:style-name="P2">Já tinha um plano certo, antes de eu nascer</text:p>
      <text:p text:style-name="P2">E pra cada coisa que ia perder</text:p>
      <text:p text:style-name="P2">Preparou o dobro pra me devolver</text:p>
      <text:p text:style-name="P2"/>
      <text:p text:style-name="P2">Abriu cada porta que o mundo fechou</text:p>
      <text:p text:style-name="P2">Eu não valia nada ele me deu valor</text:p>
      <text:p text:style-name="P2">Mudou minha história e me fez alguém</text:p>
      <text:p text:style-name="P2">E me disse que o seus sonhos vão além</text:p>
      <text:p text:style-name="P2">Do que eu possa imaginar</text:p>
      <text:p text:style-name="P2"/>
      <text:p text:style-name="P2">Deus está cuidando de mim</text:p>
      <text:p text:style-name="P2">Nos detalhes cuida de mim</text:p>
      <text:p text:style-name="P2">Seu amor é sobrenatural</text:p>
      <text:p text:style-name="P2">Faz com que eu me sinta especial</text:p>
      <text:p text:style-name="P2"/>
      <text:p text:style-name="P2">Colocou limite nas águas do mar</text:p>
      <text:p text:style-name="P2">Deu altura certa pra o pássaro voar</text:p>
      <text:p text:style-name="P2">Fez o céu e pôs a estrela a brilhar</text:p>
      <text:p text:style-name="P2">Pra gente olhar e admirar</text:p>
      <text:p text:style-name="P2"/>
      <text:p text:style-name="P2">Fez abelha pra gente provar do mel</text:p>
      <text:p text:style-name="P2">Pintou de azul o nosso lindo céu</text:p>
      <text:p text:style-name="P2">Quando o sol vai a lua logo vem</text:p>
      <text:p text:style-name="P2">E nos faz lembrar que mais um dia o senhor nos fez bem</text:p>
      <text:p text:style-name="P2"/>
      <text:p text:style-name="P2">Deus está cuidando de mim</text:p>
      <text:p text:style-name="P2">Nos detalhes cuida de mim</text:p>
      <text:p text:style-name="P2">Seu amor é sobrenatural</text:p>
      <text:p text:style-name="P2">Faz com que eu me sinta especial</text:p>
      <text:p text:style-name="P2"/>
      <text:p text:style-name="P2">Deus está cuidando, cuidando de tudo</text:p>
      <text:p text:style-name="P2">E o meu trabalho é esperar e descansar no seu amor</text:p>
      <text:p text:style-name="P2">Pois Deus está cuidando, cuidado de tudo</text:p>
      <text:p text:style-name="P3"><text:span text:style-name="T3">Pintor do Mundo</text:span><text:tab/><text:tab/><text:span text:style-name="T2">Pr. Lucas</text:span></text:p>
      <text:p text:style-name="P3"><text:s text:c="2"/></text:p>
      <text:p text:style-name="P4">Quem pintou o mundo?</text:p>
      <text:p text:style-name="P4">Quem escolheu a cor?</text:p>
      <text:p text:style-name="P4">Fez o sol amarelo</text:p>
      <text:p text:style-name="P4">Pôs o verde na floresta</text:p>
      <text:p text:style-name="P4">E o vermelho em uma flor</text:p>
      <text:p text:style-name="P4"/>
      <text:p text:style-name="P4">Quem pintou o mundo?</text:p>
      <text:p text:style-name="P4">Quem escolheu os tons?</text:p>
      <text:p text:style-name="P4">Fez a noite escura</text:p>
      <text:p text:style-name="P4">Desenhou a clara lua</text:p>
      <text:p text:style-name="P4">Misturando o que era bom</text:p>
      <text:p text:style-name="P4"/>
      <text:p text:style-name="P4">O maior pintor do mundo</text:p>
      <text:p text:style-name="P4">Está pintando a minha história</text:p>
      <text:p text:style-name="P4">E ela não tinha cor</text:p>
      <text:p text:style-name="P4">A cruz foi o pincel do autor</text:p>
      <text:p text:style-name="P4"/>
      <text:p text:style-name="P4">O maior pintor do mundo</text:p>
      <text:p text:style-name="P4">Está pintando a minha história</text:p>
      <text:p text:style-name="P4">Ele assinou na obra que sou eu</text:p>
      <text:p text:style-name="P4">E na assinatura está escrito: Deus</text:p>
      <text:p text:style-name="P4"/>
      <text:p text:style-name="P4">Pintou minha vida com o sangue derramado</text:p>
      <text:p text:style-name="P4">Pintou minhas vestes com o branco da santidade</text:p>
      <text:p text:style-name="P4">Pintou o meu interior com sua glória, oh oh o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7-01T16:42:12.854471239</dc:date>
    <meta:editing-cycles>13</meta:editing-cycles>
    <meta:editing-duration>PT20M3S</meta:editing-duration>
    <meta:generator>LibreOffice/5.2.7.2$Linux_X86_64 LibreOffice_project/20m0$Build-2</meta:generator>
    <meta:document-statistic meta:table-count="0" meta:image-count="0" meta:object-count="0" meta:page-count="1" meta:paragraph-count="56" meta:word-count="341" meta:character-count="1628" meta:non-whitespace-character-count="1338"/>
  </office:meta>
</office:document-meta>
</file>